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Liberation Serif1" svg:font-family="'Liberation Serif'" style:font-family-generic="roman"/>
    <style:font-face style:name="Courier 10 Pitch" svg:font-family="'Courier 10 Pitch'"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4pt" fo:font-style="italic" style:font-size-asian="14pt" style:font-style-asian="italic" style:font-size-complex="14pt" style:font-style-complex="italic"/>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officeooo:paragraph-rsid="001ea143" style:font-size-asian="14pt" style:font-size-complex="14pt"/>
    </style:style>
    <style:style style:name="P4" style:family="paragraph" style:parent-style-name="Standard">
      <style:text-properties fo:font-size="14pt" officeooo:paragraph-rsid="00250ff7" style:font-size-asian="14pt" style:font-size-complex="14pt"/>
    </style:style>
    <style:style style:name="P5" style:family="paragraph" style:parent-style-name="Standard">
      <style:text-properties fo:font-size="14pt" officeooo:paragraph-rsid="0029d79a" style:font-size-asian="14pt" style:font-size-complex="14pt"/>
    </style:style>
    <style:style style:name="P6" style:family="paragraph" style:parent-style-name="Standard">
      <style:text-properties fo:font-size="14pt" officeooo:rsid="002cc69b" officeooo:paragraph-rsid="002cc69b" style:font-size-asian="14pt" style:font-size-complex="14pt"/>
    </style:style>
    <style:style style:name="P7" style:family="paragraph" style:parent-style-name="Standard">
      <style:text-properties fo:font-size="14pt" officeooo:paragraph-rsid="002881e9" style:font-size-asian="14pt" style:font-size-complex="14pt"/>
    </style:style>
    <style:style style:name="P8" style:family="paragraph" style:parent-style-name="Standard">
      <style:text-properties fo:font-size="14pt" officeooo:paragraph-rsid="002f5f7e" style:font-size-asian="14pt" style:font-size-complex="14pt"/>
    </style:style>
    <style:style style:name="P9" style:family="paragraph" style:parent-style-name="Standard">
      <style:text-properties fo:font-size="14pt" style:text-underline-style="solid" style:text-underline-width="auto" style:text-underline-color="font-color" fo:font-weight="bold" officeooo:paragraph-rsid="00250ff7" style:font-size-asian="12.25pt" style:font-weight-asian="bold" style:font-size-complex="14pt" style:font-weight-complex="bold"/>
    </style:style>
    <style:style style:name="P10" style:family="paragraph" style:parent-style-name="Standard">
      <style:text-properties fo:font-size="14pt" fo:font-weight="normal" officeooo:paragraph-rsid="001ea143" style:font-size-asian="14pt" style:font-weight-asian="normal" style:font-size-complex="14pt" style:font-weight-complex="normal"/>
    </style:style>
    <style:style style:name="P11" style:family="paragraph" style:parent-style-name="Standard">
      <style:text-properties fo:font-size="14pt" fo:font-weight="normal" officeooo:paragraph-rsid="002110bb" style:font-size-asian="14pt" style:font-weight-asian="normal" style:font-size-complex="14pt" style:font-weight-complex="normal"/>
    </style:style>
    <style:style style:name="P12" style:family="paragraph" style:parent-style-name="Standard">
      <style:text-properties fo:font-size="14pt" fo:font-weight="normal" officeooo:paragraph-rsid="0022ce0f" style:font-size-asian="14pt" style:font-weight-asian="normal" style:font-size-complex="14pt" style:font-weight-complex="normal"/>
    </style:style>
    <style:style style:name="P13" style:family="paragraph" style:parent-style-name="Standard">
      <style:text-properties fo:font-size="14pt" fo:font-weight="normal" officeooo:paragraph-rsid="001f1e4c" style:font-size-asian="14pt" style:font-weight-asian="normal" style:font-size-complex="14pt" style:font-weight-complex="normal"/>
    </style:style>
    <style:style style:name="P14" style:family="paragraph" style:parent-style-name="Standard">
      <style:text-properties fo:font-size="14pt" fo:font-weight="normal" officeooo:paragraph-rsid="00250ff7" style:font-size-asian="14pt" style:font-weight-asian="normal" style:font-size-complex="14pt" style:font-weight-complex="normal"/>
    </style:style>
    <style:style style:name="P15" style:family="paragraph" style:parent-style-name="Standard">
      <style:text-properties fo:font-size="14pt" fo:font-weight="normal" officeooo:paragraph-rsid="002881e9" style:font-size-asian="14pt" style:font-weight-asian="normal" style:font-size-complex="14pt" style:font-weight-complex="normal"/>
    </style:style>
    <style:style style:name="P16" style:family="paragraph" style:parent-style-name="Standard">
      <style:text-properties fo:font-size="14pt" fo:font-weight="normal" officeooo:paragraph-rsid="0029d79a" style:font-size-asian="14pt" style:font-weight-asian="normal" style:font-size-complex="14pt" style:font-weight-complex="normal"/>
    </style:style>
    <style:style style:name="P17" style:family="paragraph" style:parent-style-name="Standard">
      <style:text-properties fo:font-size="14pt" fo:font-weight="normal" officeooo:paragraph-rsid="0023dbfc" style:font-size-asian="14pt" style:font-weight-asian="normal" style:font-size-complex="14pt" style:font-weight-complex="normal"/>
    </style:style>
    <style:style style:name="P18" style:family="paragraph" style:parent-style-name="Standard">
      <style:text-properties fo:font-size="14pt" fo:font-weight="normal" officeooo:paragraph-rsid="0026d20f" style:font-size-asian="14pt" style:font-weight-asian="normal" style:font-size-complex="14pt" style:font-weight-complex="normal"/>
    </style:style>
    <style:style style:name="P19" style:family="paragraph" style:parent-style-name="Standard">
      <style:text-properties fo:font-size="14pt" fo:font-weight="normal" officeooo:rsid="0032f379" officeooo:paragraph-rsid="0032f379" style:font-size-asian="14pt" style:font-weight-asian="normal" style:font-size-complex="14pt" style:font-weight-complex="normal"/>
    </style:style>
    <style:style style:name="P20" style:family="paragraph" style:parent-style-name="Standard">
      <style:paragraph-properties fo:text-align="center" style:justify-single-word="false"/>
      <style:text-properties fo:font-size="32pt" style:font-size-asian="32pt" style:font-size-complex="32pt"/>
    </style:style>
    <style:style style:name="P21" style:family="paragraph" style:parent-style-name="Standard">
      <style:paragraph-properties fo:text-align="center" style:justify-single-word="false"/>
      <style:text-properties fo:font-size="32pt" fo:font-weight="bold" officeooo:paragraph-rsid="002cc69b" style:font-size-asian="32pt" style:font-weight-asian="bold" style:font-size-complex="32pt" style:font-weight-complex="bold"/>
    </style:style>
    <style:style style:name="P2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3" style:family="paragraph" style:parent-style-name="Standard">
      <style:paragraph-properties fo:text-align="center" style:justify-single-word="false"/>
      <style:text-properties fo:font-size="20pt" fo:font-weight="bold" officeooo:paragraph-rsid="001ea143" style:font-size-asian="20pt" style:font-weight-asian="bold" style:font-size-complex="20pt" style:font-weight-complex="bold"/>
    </style:style>
    <style:style style:name="P24" style:family="paragraph" style:parent-style-name="Standard">
      <style:text-properties style:font-name="Courier 10 Pitch" fo:font-size="14pt" officeooo:paragraph-rsid="001ea143" style:font-size-asian="14pt" style:font-size-complex="14pt"/>
    </style:style>
    <style:style style:name="P25" style:family="paragraph" style:parent-style-name="Standard">
      <style:text-properties style:text-position="0% 100%" fo:font-size="14pt" officeooo:paragraph-rsid="001ea143" style:font-size-asian="14pt" style:font-size-complex="14pt"/>
    </style:style>
    <style:style style:name="P26" style:family="paragraph" style:parent-style-name="Standard">
      <style:text-properties style:text-position="0% 100%" fo:font-size="14pt" officeooo:paragraph-rsid="002110bb" style:font-size-asian="14pt" style:font-size-complex="14pt"/>
    </style:style>
    <style:style style:name="P27" style:family="paragraph" style:parent-style-name="Standard">
      <style:text-properties style:text-position="0% 100%" fo:font-size="14pt" officeooo:paragraph-rsid="0022ce0f" style:font-size-asian="14pt" style:font-size-complex="14pt"/>
    </style:style>
    <style:style style:name="P28" style:family="paragraph" style:parent-style-name="Standard">
      <style:text-properties style:text-position="0% 100%" fo:font-size="14pt" officeooo:paragraph-rsid="0023dbfc" style:font-size-asian="14pt" style:font-size-complex="14pt"/>
    </style:style>
    <style:style style:name="P29" style:family="paragraph" style:parent-style-name="Standard">
      <style:text-properties style:text-position="0% 100%" fo:font-size="14pt" officeooo:paragraph-rsid="00250ff7" style:font-size-asian="14pt" style:font-size-complex="14pt"/>
    </style:style>
    <style:style style:name="P30" style:family="paragraph" style:parent-style-name="Standard">
      <style:text-properties style:text-position="0% 100%" fo:font-size="14pt" officeooo:paragraph-rsid="0026d20f" style:font-size-asian="14pt" style:font-size-complex="14pt"/>
    </style:style>
    <style:style style:name="P31" style:family="paragraph" style:parent-style-name="Standard">
      <style:text-properties style:text-position="0% 100%" fo:font-size="14pt" officeooo:rsid="001ea143" officeooo:paragraph-rsid="0022ce0f" style:font-size-asian="14pt" style:font-size-complex="14pt"/>
    </style:style>
    <style:style style:name="P32" style:family="paragraph" style:parent-style-name="Standard">
      <style:text-properties style:text-position="0% 100%" fo:font-size="14pt" officeooo:paragraph-rsid="002881e9" style:font-size-asian="14pt" style:font-size-complex="14pt"/>
    </style:style>
    <style:style style:name="P33" style:family="paragraph" style:parent-style-name="Standard">
      <style:text-properties style:text-position="0% 100%" fo:font-size="14pt" officeooo:paragraph-rsid="0029d79a" style:font-size-asian="14pt" style:font-size-complex="14pt"/>
    </style:style>
    <style:style style:name="P34" style:family="paragraph" style:parent-style-name="Standard">
      <style:text-properties style:text-position="0% 100%" fo:font-size="14pt" officeooo:paragraph-rsid="002f5f7e" style:font-size-asian="14pt" style:font-size-complex="14pt"/>
    </style:style>
    <style:style style:name="P35" style:family="paragraph" style:parent-style-name="Standard">
      <style:text-properties style:text-position="0% 100%" fo:font-size="14pt" officeooo:paragraph-rsid="002cc69b" style:font-size-asian="14pt" style:font-size-complex="14pt"/>
    </style:style>
    <style:style style:name="P36" style:family="paragraph" style:parent-style-name="Standard">
      <style:text-properties style:text-position="0% 100%" fo:font-size="14pt" officeooo:paragraph-rsid="0032f379" style:font-size-asian="14pt" style:font-size-complex="14pt"/>
    </style:style>
    <style:style style:name="P37" style:family="paragraph" style:parent-style-name="Standard">
      <style:text-properties style:text-position="0% 100%" fo:font-size="14pt" style:text-underline-style="solid" style:text-underline-width="auto" style:text-underline-color="font-color" fo:font-weight="bold" officeooo:paragraph-rsid="001ea143" style:font-size-asian="12.25pt" style:font-weight-asian="bold" style:font-size-complex="14pt" style:font-weight-complex="bold"/>
    </style:style>
    <style:style style:name="P38" style:family="paragraph" style:parent-style-name="Standard">
      <style:text-properties style:text-position="0% 100%" fo:font-size="14pt" fo:font-weight="normal" officeooo:paragraph-rsid="0029d79a" style:font-size-asian="14pt" style:font-weight-asian="normal" style:font-size-complex="14pt" style:font-weight-complex="normal"/>
    </style:style>
    <style:style style:name="P39" style:family="paragraph" style:parent-style-name="Standard">
      <style:text-properties style:text-position="0% 100%" fo:font-size="14pt" fo:font-weight="normal" officeooo:rsid="002110bb" officeooo:paragraph-rsid="0023dbfc" style:font-size-asian="14pt" style:font-weight-asian="normal" style:font-size-complex="14pt" style:font-weight-complex="normal"/>
    </style:style>
    <style:style style:name="P40" style:family="paragraph" style:parent-style-name="Standard">
      <style:text-properties style:text-position="0% 100%" fo:font-size="14pt" style:text-underline-style="none" fo:font-weight="normal" officeooo:rsid="001f1e4c" officeooo:paragraph-rsid="0029d79a" style:font-size-asian="14pt" style:font-weight-asian="normal" style:font-size-complex="14pt" style:font-weight-complex="normal"/>
    </style:style>
    <style:style style:name="P41" style:family="paragraph" style:parent-style-name="Standard">
      <style:text-properties style:text-position="0% 100%" fo:font-size="14pt" style:text-underline-style="none" fo:font-weight="normal" officeooo:rsid="002cc69b" officeooo:paragraph-rsid="002cc69b" style:font-size-asian="12.25pt" style:font-weight-asian="normal" style:font-size-complex="14pt" style:font-weight-complex="normal"/>
    </style:style>
    <style:style style:name="P42" style:family="paragraph" style:parent-style-name="Standard">
      <style:text-properties style:text-position="0% 100%" style:font-name="Courier 10 Pitch" fo:font-size="14pt" officeooo:paragraph-rsid="001ea143" style:font-size-asian="14pt" style:font-size-complex="14pt"/>
    </style:style>
    <style:style style:name="P43" style:family="paragraph" style:parent-style-name="Standard">
      <style:text-properties style:text-position="0% 100%" style:font-name="Courier 10 Pitch" fo:font-size="14pt" officeooo:paragraph-rsid="002110bb" style:font-name-asian="WenQuanYi Micro Hei" style:font-size-asian="14pt" style:font-name-complex="Lohit Hindi" style:font-size-complex="14pt"/>
    </style:style>
    <style:style style:name="P44" style:family="paragraph" style:parent-style-name="Standard">
      <style:text-properties style:text-position="0% 100%" style:font-name="Liberation Serif" fo:font-size="14pt" officeooo:paragraph-rsid="002110bb" style:font-name-asian="WenQuanYi Micro Hei" style:font-size-asian="14pt" style:font-name-complex="Lohit Hindi" style:font-size-complex="14pt"/>
    </style:style>
    <style:style style:name="P45" style:family="paragraph" style:parent-style-name="Standard">
      <style:text-properties style:font-name="Liberation Serif" fo:font-size="14pt" officeooo:paragraph-rsid="0029d79a" style:font-name-asian="WenQuanYi Micro Hei" style:font-size-asian="14pt" style:font-name-complex="Lohit Hindi" style:font-size-complex="14pt"/>
    </style:style>
    <style:style style:name="P46" style:family="paragraph" style:parent-style-name="Standard">
      <style:text-properties officeooo:rsid="002cc69b" officeooo:paragraph-rsid="002cc69b"/>
    </style:style>
    <style:style style:name="P47" style:family="paragraph" style:parent-style-name="Standard">
      <style:paragraph-properties fo:text-align="center" style:justify-single-word="false" fo:break-before="page"/>
      <style:text-properties fo:font-size="20pt" fo:font-weight="bold" officeooo:paragraph-rsid="001ea143" style:font-size-asian="20pt" style:font-weight-asian="bold" style:font-size-complex="20pt" style:font-weight-complex="bold"/>
    </style:style>
    <style:style style:name="P48" style:family="paragraph" style:parent-style-name="Standard">
      <style:paragraph-properties fo:text-align="center" style:justify-single-word="false" fo:break-before="page"/>
      <style:text-properties fo:font-size="20pt" fo:font-weight="bold" officeooo:paragraph-rsid="002cc69b" style:font-size-asian="20pt" style:font-weight-asian="bold" style:font-size-complex="20pt" style:font-weight-complex="bold"/>
    </style:style>
    <style:style style:name="P49" style:family="paragraph" style:parent-style-name="Standard" style:list-style-name="L1">
      <style:text-properties officeooo:paragraph-rsid="002110bb"/>
    </style:style>
    <style:style style:name="P50" style:family="paragraph" style:parent-style-name="Standard" style:list-style-name="L1">
      <style:text-properties style:text-position="0% 100%" style:font-name="Liberation Serif" fo:font-size="14pt" officeooo:paragraph-rsid="002110bb" style:font-name-asian="WenQuanYi Micro Hei" style:font-size-asian="14pt" style:font-name-complex="Lohit Hindi" style:font-size-complex="14pt"/>
    </style:style>
    <style:style style:name="P51" style:family="paragraph" style:parent-style-name="Standard" style:list-style-name="L2">
      <style:text-properties style:text-position="0% 100%" fo:font-size="10pt" style:text-underline-style="none" fo:font-weight="normal" officeooo:rsid="002f5f7e" officeooo:paragraph-rsid="002f5f7e" style:font-size-asian="8.75pt" style:font-weight-asian="normal" style:font-size-complex="10pt" style:font-weight-complex="normal"/>
    </style:style>
    <style:style style:name="P52" style:family="paragraph" style:parent-style-name="Standard" style:list-style-name="L2">
      <style:text-properties style:text-position="0% 100%" fo:font-size="10pt" officeooo:rsid="002f5f7e" officeooo:paragraph-rsid="002f5f7e" style:font-size-asian="8.75pt" style:font-size-complex="10pt"/>
    </style:style>
    <style:style style:name="P53" style:family="paragraph" style:parent-style-name="Standard">
      <style:text-properties style:text-position="0% 100%" fo:font-size="14pt" style:text-underline-style="solid" style:text-underline-width="auto" style:text-underline-color="font-color" fo:font-weight="bold" officeooo:paragraph-rsid="0033b087" style:font-size-asian="12.25pt" style:font-weight-asian="bold" style:font-size-complex="14pt" style:font-weight-complex="bold"/>
    </style:style>
    <style:style style:name="P54" style:family="paragraph" style:parent-style-name="Standard">
      <style:text-properties officeooo:rsid="001f1e4c" officeooo:paragraph-rsid="0033b087"/>
    </style:style>
    <style:style style:name="P55" style:family="paragraph" style:parent-style-name="Standard">
      <style:text-properties officeooo:rsid="0033b087" officeooo:paragraph-rsid="0033b087"/>
    </style:style>
    <style:style style:name="P56" style:family="paragraph" style:parent-style-name="Standard">
      <style:text-properties officeooo:rsid="0034c9ef" officeooo:paragraph-rsid="0034c9ef"/>
    </style:style>
    <style:style style:name="P57" style:family="paragraph" style:parent-style-name="Standard">
      <style:text-properties style:text-underline-style="solid" style:text-underline-width="auto" style:text-underline-color="font-color" fo:font-weight="bold" officeooo:rsid="0034c9ef" officeooo:paragraph-rsid="0034c9ef" style:font-weight-asian="bold" style:font-weight-complex="bold"/>
    </style:style>
    <style:style style:name="P58" style:family="paragraph" style:parent-style-name="Standard">
      <style:text-properties fo:font-size="14pt" officeooo:rsid="0034c9ef" officeooo:paragraph-rsid="0034c9ef" style:font-size-asian="14pt" style:font-size-complex="14pt"/>
    </style:style>
    <style:style style:name="P59" style:family="paragraph" style:parent-style-name="Standard">
      <style:paragraph-properties fo:text-align="center" style:justify-single-word="false" fo:break-before="page"/>
      <style:text-properties fo:font-size="20pt" fo:font-weight="bold" officeooo:rsid="0033b087" officeooo:paragraph-rsid="0033b087" style:font-size-asian="20pt" style:font-weight-asian="bold" style:font-size-complex="20pt" style:font-weight-complex="bold"/>
    </style:style>
    <style:style style:name="T1" style:family="text">
      <style:text-properties style:text-position="super 58%"/>
    </style:style>
    <style:style style:name="T2" style:family="text">
      <style:text-properties style:text-position="0% 100%"/>
    </style:style>
    <style:style style:name="T3" style:family="text">
      <style:text-properties style:text-position="0% 100%" fo:font-size="14pt" style:font-size-asian="14pt" style:font-size-complex="14pt"/>
    </style:style>
    <style:style style:name="T4" style:family="text">
      <style:text-properties style:text-position="0% 100%" fo:font-size="14pt" officeooo:rsid="0034c9ef" style:font-size-asian="14pt" style:font-size-complex="14pt"/>
    </style:style>
    <style:style style:name="T5" style:family="text">
      <style:text-properties style:text-position="0% 100%" fo:font-size="14pt" style:text-underline-style="none" fo:font-weight="normal" style:font-size-asian="14pt" style:font-weight-asian="normal" style:font-size-complex="14pt" style:font-weight-complex="normal"/>
    </style:style>
    <style:style style:name="T6" style:family="text">
      <style:text-properties style:text-position="0% 100%" fo:font-size="14pt" style:text-underline-style="none" fo:font-weight="normal" officeooo:rsid="002cc69b" style:font-size-asian="14pt" style:font-weight-asian="normal" style:font-size-complex="14pt" style:font-weight-complex="normal"/>
    </style:style>
    <style:style style:name="T7" style:family="text">
      <style:text-properties style:text-position="0% 100%" fo:font-size="14pt" style:text-underline-style="none" fo:font-weight="normal" officeooo:rsid="002e604a" style:font-size-asian="14pt" style:font-weight-asian="normal" style:font-size-complex="14pt" style:font-weight-complex="normal"/>
    </style:style>
    <style:style style:name="T8" style:family="text">
      <style:text-properties style:text-position="0% 100%" fo:font-size="14pt" style:text-underline-style="none" fo:font-weight="normal" officeooo:rsid="0033b087" style:font-size-asian="14pt" style:font-weight-asian="normal" style:font-size-complex="14pt" style:font-weight-complex="normal"/>
    </style:style>
    <style:style style:name="T9" style:family="text">
      <style:text-properties style:text-position="0% 100%" fo:font-size="14pt" style:text-underline-style="none" fo:font-weight="normal" officeooo:rsid="0034c9ef" style:font-size-asian="14pt" style:font-weight-asian="normal" style:font-size-complex="14pt" style:font-weight-complex="normal"/>
    </style:style>
    <style:style style:name="T10" style:family="text">
      <style:text-properties style:text-position="0% 100%" fo:font-size="14pt" style:text-underline-style="none" style:font-size-asian="14pt" style:font-size-complex="14pt"/>
    </style:style>
    <style:style style:name="T11" style:family="text">
      <style:text-properties style:text-position="0% 100%" fo:font-size="14pt" style:text-underline-style="none" officeooo:rsid="0034c9ef" style:font-size-asian="14pt" style:font-size-complex="14pt"/>
    </style:style>
    <style:style style:name="T12" style:family="text">
      <style:text-properties style:text-position="0% 100%" style:font-name="Liberation Serif1" fo:font-size="14pt" style:font-name-asian="Liberation Serif1" style:font-size-asian="14pt" style:font-name-complex="Liberation Serif1" style:font-size-complex="14pt"/>
    </style:style>
    <style:style style:name="T13" style:family="text">
      <style:text-properties style:text-position="0% 100%" style:font-name="Liberation Serif" fo:font-size="14pt" style:font-name-asian="WenQuanYi Micro Hei" style:font-size-asian="14pt" style:font-name-complex="Lohit Hindi" style:font-size-complex="14pt"/>
    </style:style>
    <style:style style:name="T14" style:family="text">
      <style:text-properties style:text-position="0% 100%" fo:font-size="24pt" style:text-underline-style="solid" style:text-underline-width="auto" style:text-underline-color="font-color" fo:font-weight="bold" style:font-size-asian="24pt" style:font-weight-asian="bold" style:font-size-complex="24pt" style:font-weight-complex="bold"/>
    </style:style>
    <style:style style:name="T15" style:family="text">
      <style:text-properties style:text-position="0% 100%" style:text-underline-style="solid" style:text-underline-width="auto" style:text-underline-color="font-color" fo:font-weight="bold" style:font-weight-asian="bold" style:font-weight-complex="bold"/>
    </style:style>
    <style:style style:name="T16" style:family="text">
      <style:text-properties style:text-position="0% 100%" style:text-underline-style="none" fo:font-weight="normal" officeooo:rsid="002e604a" style:font-weight-asian="normal" style:font-weight-complex="normal"/>
    </style:style>
    <style:style style:name="T17" style:family="text">
      <style:text-properties style:text-position="0% 100%" officeooo:rsid="002f5f7e"/>
    </style:style>
    <style:style style:name="T18" style:family="text">
      <style:text-properties style:font-name="Liberation Serif1" style:font-name-asian="Liberation Serif1" style:font-name-complex="Liberation Serif1"/>
    </style:style>
    <style:style style:name="T19" style:family="text">
      <style:text-properties style:font-name="Liberation Serif1" fo:font-weight="normal" style:font-name-asian="Liberation Serif1" style:font-weight-asian="normal" style:font-name-complex="Liberation Serif1" style:font-weight-complex="normal"/>
    </style:style>
    <style:style style:name="T20" style:family="text">
      <style:text-properties fo:font-weight="bold" style:font-weight-asian="bold" style:font-weight-complex="bold"/>
    </style:style>
    <style:style style:name="T21" style:family="text">
      <style:text-properties fo:font-weight="bold" officeooo:rsid="0032f379"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2110bb" style:font-weight-asian="normal" style:font-weight-complex="normal"/>
    </style:style>
    <style:style style:name="T24" style:family="text">
      <style:text-properties fo:font-weight="normal" officeooo:rsid="0032f379" style:font-weight-asian="normal" style:font-weight-complex="normal"/>
    </style:style>
    <style:style style:name="T25" style:family="text">
      <style:text-properties fo:font-size="24pt" style:text-underline-style="solid" style:text-underline-width="auto" style:text-underline-color="font-color" fo:font-weight="bold" style:font-size-asian="24pt" style:font-weight-asian="bold" style:font-size-complex="24pt" style:font-weight-complex="bold"/>
    </style:style>
    <style:style style:name="T26" style:family="text">
      <style:text-properties fo:font-size="24pt" style:text-underline-style="solid" style:text-underline-width="auto" style:text-underline-color="font-color" fo:font-weight="bold" officeooo:rsid="0032f379" style:font-size-asian="24pt" style:font-weight-asian="bold" style:font-size-complex="24pt" style:font-weight-complex="bold"/>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style:font-name="Liberation Sans"/>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style:font-name="Liberation Serif" style:font-name-asian="WenQuanYi Micro Hei" style:font-name-complex="Lohit Hindi"/>
    </style:style>
    <style:style style:name="T32" style:family="text">
      <style:text-properties officeooo:rsid="001e8a35"/>
    </style:style>
    <style:style style:name="T33" style:family="text">
      <style:text-properties officeooo:rsid="001ea143"/>
    </style:style>
    <style:style style:name="T34" style:family="text">
      <style:text-properties officeooo:rsid="001ea5e8"/>
    </style:style>
    <style:style style:name="T35" style:family="text">
      <style:text-properties officeooo:rsid="0023dbfc"/>
    </style:style>
    <style:style style:name="T36" style:family="text">
      <style:text-properties officeooo:rsid="002cc69b"/>
    </style:style>
    <style:style style:name="T37" style:family="text">
      <style:text-properties officeooo:rsid="002f5f7e"/>
    </style:style>
    <style:style style:name="T38" style:family="text">
      <style:text-properties officeooo:rsid="0032f379"/>
    </style:style>
    <style:style style:name="T39" style:family="text">
      <style:text-properties officeooo:rsid="0034c9e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Meataxe-64<text:span text:style-name="T36"> mtx64m2 </text:span></text:p>
      <text:p text:style-name="P21">Program Documentation.</text:p>
      <text:p text:style-name="P20">Richard Parker <text:span text:style-name="T36">4.10</text:span>.2014</text:p>
      <text:p text:style-name="P1"/>
      <text:p text:style-name="P22">Section 1 – Introduction</text:p>
      <text:p text:style-name="P2"/>
      <text:p text:style-name="P2">Meataxe64 has a collection of programs, most of whose names begin with 'z', that do things to matrices etc. in files. <text:s/>This document describes these programs<text:span text:style-name="T34"> in the form that they were for mtx64m2 - the end of the branch with rank but not nullspace. <text:s/>It documents</text:span> what the<text:span text:style-name="T34">se programs</text:span> do, how they are intended to be used and what different versions, parameters etc. may be available for them. <text:s/>More often than not, however, the programs are used from shell scripts rather than "naked", and so this document is more a reference document than a tutorial. <text:s/>Nevertheless section 2 summarizes the programs with great brevity (to remind the experienced user what programs exist, what they are called or what order the parameters go in) before a longer section<text:span text:style-name="T33"> </text:span>describing the individual programs in more detail<text:span text:style-name="T32">.</text:span></text:p>
      <text:p text:style-name="P2"/>
      <text:p text:style-name="P6">At this stage, some of the programs have been subjected to a higher level of quality control, and these are referred to as in "version IV state". <text:s/>The documentation of these programs is additionally appears in section four of this document, including descriptions of the algorithms used and the tests passed.</text:p>
      <text:p text:style-name="P2"/>
      <text:p text:style-name="P2">Running a program of this suite also appends to the logfile, which can be used to check that the results are the same as last time. <text:s/>In particular each file read or written is validated against a checksum to check for corruption, and this checksum is also written to the logfile to enable verification that the correct file was used. <text:s/>It is intended that this logfile be part of a fault-tolerant distributed system in the long term, though the design of this system is so-far only dimly visible. <text:s/>The algorithm used for the checksum is bespoke, and described elsewhere.</text:p>
      <text:p text:style-name="P3"/>
      <text:p text:style-name="P23"/>
      <text:p text:style-name="P47">Section 2 – Summary of programs.</text:p>
      <text:p text:style-name="P2"/>
      <text:p text:style-name="P13">zad m1 m2 m3<text:tab/><text:span text:style-name="T37">(IV) </text:span>Add matrices m1 and m2, putting the result into m3</text:p>
      <text:p text:style-name="P14">zas m c<text:tab/><text:tab/>Assemble matrix m from chops c in both directions</text:p>
      <text:p text:style-name="P14">zch m c<text:tab/><text:tab/>Chop matrix m into c parts in both directions</text:p>
      <text:p text:style-name="P16">zcr bs m1 m0 m<text:tab/>Column riffle (using bitstring bs) m1 with m0 to give m.</text:p>
      <text:p text:style-name="P10">zcv m1 &lt; text<text:tab/>Convert text (in stdin) to the internal format matrix</text:p>
      <text:p text:style-name="P16">zcx bs m ms mn<text:tab/>Column extract. <text:s/>m -&gt;ms (selected) and mn (nonselected) cols</text:p>
      <text:p text:style-name="P12">ze2 m1 m2<text:tab/><text:tab/>Produce the exterior (skew) square of matrix m1 into m2</text:p>
      <text:p text:style-name="P12">ze3 m1 m2<text:tab/><text:tab/>Produce the exterior (skew) cube of matrix m1 into m2</text:p>
      <text:p text:style-name="P11">zec<text:span text:style-name="T35">1</text:span> m r c x t<text:tab/>Echelize m, Row, Column select, Multiplier x and remant t</text:p>
      <text:p text:style-name="P11">zmu m1 m2 m3<text:tab/>Matrix multiplication m1 x m2 -&gt; m3</text:p>
      <text:p text:style-name="P17">znu<text:span text:style-name="T35">1</text:span> m n<text:tab/><text:tab/>Compute a basis for the null-space of matrix m and put it in n</text:p>
      <text:p text:style-name="P16">zpc b1 b2 b3 b4<text:tab/>Pivot combine. <text:s/>2 bit strings in, two out to merge pivots</text:p>
      <text:p text:style-name="P10">zpr m1 &gt; text<text:tab/>Convert matrix m1 into text format (to stdout)</text:p>
      <text:p text:style-name="P10">zrd m1 f r c s<text:tab/>Make a random matrix field f, r rows, c columns, s seed</text:p>
      <text:p text:style-name="P11">zrn<text:span text:style-name="T35">1</text:span> m1 &gt; text<text:tab/>Find the rank of matrix m1 and print the rank to stdout</text:p>
      <text:p text:style-name="P16">zrr bs m1 m0 m<text:tab/>Row riffle m1 with m0 to give m.</text:p>
      <text:p text:style-name="P15">zrx bs m ms mn<text:tab/>Row extract. <text:s/>m -&gt;ms (selected) and mn (nonselected) rows</text:p>
      <text:p text:style-name="P18">zsc f r s m<text:tab/><text:tab/>Generate scalar field f rows=cols=r scalar s output file m</text:p>
      <text:p text:style-name="P19">zsp v g # s q<text:tab/><text:tab/>Split vector v generators g, #=no of gens, s subpfx q quotpfx</text:p>
      <text:p text:style-name="P11">ztc m1 &gt; text<text:tab/>Find the trace of matrix m1 and print it to stdout</text:p>
      <text:p text:style-name="P12">zte m1 m2 m3<text:tab/><text:span text:style-name="T37">(IV) </text:span>Tensor m1 by m2 and put the result into m3</text:p>
      <text:p text:style-name="P12">ztr m1 m2<text:tab/><text:tab/>Transpose matrix m1 and put the result into m2</text:p>
      <text:p text:style-name="P15">zus . . .<text:tab/><text:tab/>Various useful administrative functions.</text:p>
      <text:p text:style-name="P15"/>
      <text:p text:style-name="P23"/>
      <text:p text:style-name="P47">Section 3 – Detailed descriptions</text:p>
      <text:p text:style-name="P37"/>
      <text:p text:style-name="P29"><text:span text:style-name="T25">zas m c</text:span> Basically the reverse operation to that done by zch. <text:s/>The filenames are taken to be the name of the output (i.e. m) followed by "ch" with two 2-digit decimal numbers appended. <text:s/>These must all be over the same field, and chunks from the same row must have the same number of rows, and each row of the output must have the same number of columns. <text:s/>There is no requirement, however, that the various rows of chunks have the same number of rows, nor that the rows are vertically chopped in the same way.</text:p>
      <text:p text:style-name="P29">Hence, for example, if the input matrices have the following shapes . . .</text:p>
      <text:p text:style-name="P29"/>
      <text:p text:style-name="P29"><text:s/>5 x 3 <text:s text:c="2"/>5 x 7</text:p>
      <text:p text:style-name="P29"><text:s/>2 x 6 <text:s text:c="2"/>2 x 4</text:p>
      <text:p text:style-name="P29"><text:s/></text:p>
      <text:p text:style-name="P29">this will be a perfectly good input to make a 7 x 10 matrix.</text:p>
      <text:p text:style-name="P9"/>
      <text:p text:style-name="P4"><text:span text:style-name="T25">zch m c</text:span> Chop the matrix up into c parts, both horizontally and vertically, with the sizes as equal as possible. <text:s/>The file names of the chopped-up parts consist of the filename of m with six characters appended. <text:s/>The first two of these are "ch", the next two are the decimal number of the row block, and the last two are the decimal number of the column block. <text:s/>Hence, for example, <text:span text:style-name="T20">zch foo 3</text:span> results in nine files</text:p>
      <text:p text:style-name="P4"/>
      <text:p text:style-name="P4">fooch0000<text:tab/><text:tab/>fooch0001<text:tab/><text:tab/>fooch0002</text:p>
      <text:p text:style-name="P4">fooch0100<text:tab/><text:tab/>fooch0101<text:tab/><text:tab/>fooch0102</text:p>
      <text:p text:style-name="P4">fooch0200<text:tab/><text:tab/>fooch0201<text:tab/><text:tab/>fooch0202</text:p>
      <text:p text:style-name="P4"/>
      <text:p text:style-name="P4">The rows (respectively the columns) are divided as equally as possible, so that all are within one of the same number. <text:s/>The larger ones (if any) are given to the later files.</text:p>
      <text:p text:style-name="P4"/>
      <text:p text:style-name="P4">Hence if the matrix "foo" in the above example had 13 rows and 11 columns, the resulting files would have shape (rows x columns)</text:p>
      <text:p text:style-name="P4"/>
      <text:p text:style-name="P4"><text:s text:c="4"/>4 x 3<text:tab/><text:tab/> <text:s text:c="3"/>4 x 4<text:tab/><text:tab/> <text:s text:c="3"/>4 x 4</text:p>
      <text:p text:style-name="P4"><text:s text:c="4"/>4 x 3<text:tab/><text:tab/> <text:s text:c="3"/>4 x 4<text:tab/><text:tab/> <text:s text:c="3"/>4 x 4</text:p>
      <text:p text:style-name="P4"><text:s text:c="4"/>5 x 3<text:tab/><text:tab/> <text:s text:c="3"/>5 x 4<text:tab/><text:tab/> <text:s text:c="3"/>5 x 4</text:p>
      <text:p text:style-name="P4"/>
      <text:p text:style-name="P4">It is not possible to use this program to chop into more than 100 parts in each direction. <text:s/>The program works one row at a time. <text:s/>It may be worthwhile to speed this up a bit (working, say 50 rows at a time) but I suspect the time will anyway be swamped by the disk I/O time in most practical cases, so this does not seem like an urgent change.</text:p>
      <text:p text:style-name="P4"/>
      <text:p text:style-name="P5"/>
      <text:p text:style-name="P5"><text:span text:style-name="T25">zcr bs m1 m0 m</text:span> To combine the columns of m1 and m0, as directed by <text:soft-page-break/>the bit string bs, to produce an output matrix m with all the columns of both matrices in.</text:p>
      <text:p text:style-name="P5">The matrices m1 and m0 must be over the same field and have the same number of rows. <text:s/>The number of columns of m1 must equal the number of set bits in the bitstring bs, and the number of columns of m0 must equal the number of unset bits. <text:s/>Columns are taken in order according to the bits - if the bit is 1, the column is take from m1, and if the bit is 0, the column is taken from m0.</text:p>
      <text:p text:style-name="P5">One use of this program is to re-constitute a matrix in negative reduced echelon form from the column-select bitstring and the remnant. <text:s/>For this , the matrix m1 is the scalar <text:span text:style-name="T18">−</text:span><text:span text:style-name="T31">1.</text:span></text:p>
      <text:p text:style-name="P45">Another use is to complete the nullspace after the pivots are extracted from the non-selected rows, and this is multiplied by the left-multiplier (on the right!). <text:s/>The zcr of this with the identity matrix gives a basis for the nullspace.</text:p>
      <text:p text:style-name="P5">As far as I know so far, this is not a very critical program, and indeed every use of it I know so far has one of the input matrices scalar. <text:s/>It may well be, therefore, that the program will be made obsolete in due course.</text:p>
      <text:p text:style-name="P5">Currently it proceeds one row at a time, and uses BSColRiffle on a single row. <text:s/>This routine works using DPak and DUnpak. <text:s/>It is clear, therefore, that this program is capable of considerable improvement if need be. <text:s/>At present I do not expect that need to arise.</text:p>
      <text:p text:style-name="P40"/>
      <text:p text:style-name="P3"><text:span text:style-name="T25">zcv m1 &lt; text</text:span> Meataxe64 works with an internal format for matrices and zcv is a program to convert data into this internal format from other sources. Since time immemorial (i.e. about 1982) there has been a program zcv that was originally designed to convert matrices from a FORTRAN system for use in the "c" meataxe that was gradually emerging at the time. <text:s/>This format is still in use (e.g. the "meataxe" format on the QMC web-site of group representations) but the last thirty years of hardware and software development have made a substantial upgrade to this program necessary.</text:p>
      <text:p text:style-name="P3"/>
      <text:p text:style-name="P3">The program takes its input from stdin and produces an output matrix in a file whose name is given on the command line (i.e. argv[1]). <text:s/>Hence, a typical run is</text:p>
      <text:p text:style-name="P3"/>
      <text:p text:style-name="P24">zcv a1 &lt; text1</text:p>
      <text:p text:style-name="P3"/>
      <text:p text:style-name="P3">to take the contents of the file "text1" and produce the internal-format matrix in the file a1.</text:p>
      <text:p text:style-name="P3"/>
      <text:p text:style-name="P3">The file begins with a collection of integers separated by whitespace. <text:s/>The first integer is a "<text:span text:style-name="T20">mode</text:span>" (which may be extended later). <text:s/>All the current ones are followed by three further integers which I will refer to as fdef, nor and noc. <text:s/>They must each fit into a 64-bit integer.</text:p>
      <text:p text:style-name="P3"/>
      <text:p text:style-name="P3">Mode 1 reads lines of 80 characters and interprets each individual character as a field entry. <text:s/>As well as 0-9, however, upper and lower case letters are accepted so that A=10 up to Z=35 and a=<text:span text:style-name="T18">−</text:span>26 down to z=<text:span text:style-name="T18">−</text:span>1. <text:s/>Hence moderate fields can be handled in <text:soft-page-break/>a compact fashion. <text:s/>I believe the A-Z has been used somewhere, though the QMC <text:s/>Atlas uses mode 3. <text:s/>Mode 1 may be used when the characteristic is large provided only numbers in the range <text:span text:style-name="T18">−</text:span>26 to +35 occur. <text:s/>If the field is of composite order, these numbers are <text:span text:style-name="T20">not</text:span><text:span text:style-name="T22"> reduced mod p, but treated as polynomials in the usual way. <text:s/>Negative numbers </text:span><text:span text:style-name="T19">−x </text:span><text:span text:style-name="T22">are treated as fdef</text:span><text:span text:style-name="T19">−</text:span><text:span text:style-name="T22">x.</text:span></text:p>
      <text:p text:style-name="P3"/>
      <text:p text:style-name="P3">Mode 2 reads permutations as integers separated by whitespace, and converts them into permutation matrices.</text:p>
      <text:p text:style-name="P3"/>
      <text:p text:style-name="P3">Mode 3 reads 25 entries per line as three character fields. <text:s/>This is a backward-compatiblilty mode, as there may be files where the prime is greater than 100 so that the data could not be readily extracted otherwise. <text:s/>Not a big problem, but not a hard solution.</text:p>
      <text:p text:style-name="P3"/>
      <text:p text:style-name="P3">Mode 4 is similarly backwards-compatible with five 8-character elements per field.</text:p>
      <text:p text:style-name="P3"/>
      <text:p text:style-name="P3">Mode 5 is also backwards-compatible, reducing the entries modulo the characteristic.</text:p>
      <text:p text:style-name="P3"/>
      <text:p text:style-name="P3">Mode 6 is new. <text:s/>Each entry is an integer followed by whitespace, and is converted into an unsigned 64-bit integer and used directly as a field element. <text:s/>Hence, for example, if the field is order 27, 25 would be 1 in mode 5, but would be 2x<text:span text:style-name="T1">2</text:span><text:span text:style-name="T2"> + 2x + 1 modulo the Conway polynomial mod 3 in mode 6.</text:span></text:p>
      <text:p text:style-name="P25"/>
      <text:p text:style-name="P25">Mode 12 will be retained for inputting permutations as permutations, once meataxe64 has such a concept (which currently it does not).</text:p>
      <text:p text:style-name="P25"/>
      <text:p text:style-name="P25">Further modes will be added as and when necessary, with Magma and GAP input being fairly high on the priority list.</text:p>
      <text:p text:style-name="P3"/>
      <text:p text:style-name="P5"><text:span text:style-name="T14">zcx bs m ms mn</text:span><text:span text:style-name="T2"> To separate the columns of matrix m as directed by the bitstring bs. <text:s/>The number of bits in bs must match the number of columns of m, and they correspond in order. <text:s/>Each column whose corresponding bit is set is moved to the matrix ms, and if the bit is not set, the column is instead moved to mn. <text:s/>The order of the columns is otherwise preserved.</text:span></text:p>
      <text:p text:style-name="P33">The main intended purpose of this program is to extract the pivotal columns. <text:s/>Under these circumstances the bs is the "c" output of zec so that the matrix ms here consists of the pivotal columns. <text:s/>These will then be used as the left-hand multiplier in a multiply-and-add operation to clear out the pivotal columns.</text:p>
      <text:p text:style-name="P33">The performance of this program is probably not good enough long-term. <text:s/>At present it proceeds by using the BSColSelect routine one row at a time, and this works by calling DUnpak and DPak.</text:p>
      <text:p text:style-name="P33">Instead it would be better to work by reading in a big chunk of matrix to do many rows at once, and also to rewrite BSColSelect to seek strings of consecutive columns with the bit all in the same state, and using DCut and DPaste. <text:s/>In practice it is expected that (for the echelization of a random matrix, anyway) the bitstrings involved would usually be almost entirely 1 or almost entirely 0. <text:s/>Indeed it would be <text:soft-page-break/>a worthwhile upgrade to test whether the bits are <text:span text:style-name="T29">all</text:span><text:span text:style-name="T30"> in the same state and just copy the matrix if so.</text:span></text:p>
      <text:p text:style-name="P33"/>
      <text:p text:style-name="P27"><text:span text:style-name="T25">ze2 m1 m2</text:span> Produce the exterior (skew-symmatric) square of the matrix in m1 and put the result into m2. <text:s/>The program works perfectly well with rectangular matrices. <text:s/>Example</text:p>
      <text:p text:style-name="P27"/>
      <text:p text:style-name="P27"><text:s text:c="2"/>Matrix (m1) <text:s text:c="4"/>Exterior square (m2)</text:p>
      <text:p text:style-name="P27"><text:s text:c="5"/>1 2 2 <text:s text:c="16"/>-3 <text:s text:c="2"/>-1 <text:s text:c="3"/>4</text:p>
      <text:p text:style-name="P27"><text:s text:c="5"/>2 1 3 <text:s text:c="16"/>-5 <text:s text:c="2"/>-5 <text:s text:c="3"/>0</text:p>
      <text:p text:style-name="P27"><text:s text:c="5"/>3 1 1 <text:s text:c="17"/>1 <text:s text:c="4"/>2 <text:s text:c="3"/>2</text:p>
      <text:p text:style-name="P27"><text:s text:c="5"/>1 3 4 <text:s text:c="16"/>-1 <text:s text:c="2"/>-7 <text:s text:c="2"/>-2</text:p>
      <text:p text:style-name="P27"><text:s text:c="31"/>5 <text:s text:c="4"/>5 <text:s text:c="2"/>-5</text:p>
      <text:p text:style-name="P27"><text:s text:c="31"/>8 <text:s text:c="2"/>11 <text:s text:c="3"/>1</text:p>
      <text:p text:style-name="P27"/>
      <text:p text:style-name="P27">The program works by reading in m1, and then generating each line of m2 using DUnpak and DPak. <text:s/>A faster version would be possible by using DCut and DPaste, and using the ability to do scalar multiplications and additions to whole matrices. <text:s/>The difference in performance would be quite substantial (5-20, maybe) but I do not really expect this program to be of a performance-critical nature.</text:p>
      <text:p text:style-name="P27"/>
      <text:p text:style-name="P27"><text:span text:style-name="T25">ze3 m1 m2</text:span> Produce the exterior (skew-symmatric) cube of the matrix in m1 and put the result into m2. <text:s/>The program works perfectly well with rectangular matrices. <text:s/>The exterior cube is the matrix of all determinants of 3x3 submatrices.</text:p>
      <text:p text:style-name="P27"/>
      <text:p text:style-name="P27">The program works by reading in m1, and then generating each line of m2 using DUnpak and DPak. <text:s/>As with ze2, a faster version would be possible by using DCut and DPaste etc..</text:p>
      <text:p text:style-name="P27"/>
      <text:p text:style-name="P26"><text:span text:style-name="T25">zec m r c x t</text:span> Put the matrix m into negative reduced echelon form, and output the row-selection to r, the column-selection to c, the left-multiplier to x and the remnant to t.</text:p>
      <text:p text:style-name="P26"/>
      <text:p text:style-name="P26">A matrix is in "negative reduced echelon form" if</text:p>
      <text:p text:style-name="P26"/>
      <text:list xml:id="list2788503168641841133" text:style-name="L1">
        <text:list-item>
          <text:p text:style-name="P49"><text:span text:style-name="T3">the first entry in every row is </text:span><text:span text:style-name="T12">−</text:span><text:span text:style-name="T13">1</text:span></text:p>
        </text:list-item>
        <text:list-item>
          <text:p text:style-name="P50">this entry is the only non-zero entry in its column</text:p>
        </text:list-item>
        <text:list-item>
          <text:p text:style-name="P50">The first entry in a row is later than the first entry in all previous rows.</text:p>
        </text:list-item>
      </text:list>
      <text:p text:style-name="P44"/>
      <text:p text:style-name="P44">The following matrix is in negative reduced echelon form</text:p>
      <text:p text:style-name="P44"/>
      <text:p text:style-name="P43"><text:s text:c="2"/>-1 <text:s text:c="2"/>0 <text:s text:c="2"/>3 <text:s text:c="2"/>0 <text:s text:c="2"/>3 <text:s text:c="2"/>0 <text:s text:c="2"/>6</text:p>
      <text:p text:style-name="P43"><text:s text:c="3"/>0 <text:s/>-1 <text:s text:c="2"/>7 <text:s text:c="2"/>0 <text:s text:c="2"/>6 <text:s text:c="2"/>0 <text:s text:c="2"/>3</text:p>
      <text:p text:style-name="P43"><text:s text:c="3"/>0 <text:s text:c="2"/>0 <text:s text:c="2"/>0 <text:s/>-1 <text:s text:c="2"/>4 <text:s text:c="2"/>0 <text:s text:c="2"/>2</text:p>
      <text:p text:style-name="P43"><text:s text:c="3"/>0 <text:s text:c="2"/>0 <text:s text:c="2"/>0 <text:s text:c="2"/>0 <text:s text:c="2"/>0 <text:s/>-1 <text:s text:c="2"/>8</text:p>
      <text:p text:style-name="P44"><text:soft-page-break/></text:p>
      <text:p text:style-name="P44">The pivot output to c for this matrix is 1101010</text:p>
      <text:p text:style-name="P44"/>
      <text:p text:style-name="P44">The remant is . . .</text:p>
      <text:p text:style-name="P44"/>
      <text:p text:style-name="P43"><text:s text:c="3"/>3 <text:s text:c="2"/>3 <text:s text:c="2"/>6</text:p>
      <text:p text:style-name="P43"><text:s text:c="3"/>7 <text:s text:c="2"/>6 <text:s text:c="2"/>3</text:p>
      <text:p text:style-name="P43"><text:s text:c="3"/>0 <text:s text:c="2"/>4 <text:s text:c="2"/>2</text:p>
      <text:p text:style-name="P43"><text:s text:c="3"/>0 <text:s text:c="2"/>0 <text:s text:c="2"/>8</text:p>
      <text:p text:style-name="P26"/>
      <text:p text:style-name="P26">The row-selection output indicates (with a 1-bit) which rows were taken to make the negative reduced echelon form, and the left-multiplier x is the matrix that, when multiplied by these selected rows, results in the negative reuced echelon form.</text:p>
      <text:p text:style-name="P26"/>
      <text:p text:style-name="P26">This is a performance-critical program and it is expected that several different versions will be produced (including multi-core and distributed in the end). <text:s/>At present only zec1 exists, which uses the field routines (not hpmi) and is single threaded. <text:s/>It is therefore rather slow.</text:p>
      <text:p text:style-name="P26"/>
      <text:p text:style-name="P26"><text:span text:style-name="T25">zmu m1 m2 m</text:span> To multiply matrix m1 by m2 (in that order) and put the result into the matrix m. <text:s/>This is a (perhaps even <text:span text:style-name="T20">the</text:span><text:span text:style-name="T22">) performance-critical program, and as such it is expected to be implemented several times for various circumstances. <text:s/>zmu1 is the simplest, using only the general-purpose field routines (not the hpmi) and does not use multi-threading. <text:s/>Its purpose is primarily to provide testing basis - I suspect that zmu1 probably works, and even if it doesn't, it will make different mistakes. <text:s/>zmu uses multi-threading. <text:s/>It works by first reading in matrix m2 </text:span><text:span text:style-name="T23">then reads m1 and writes m in tandem. <text:s/>By default (i.e. "out of the box") it chops up both matrices 3x3 and allows the program to work on two rows of A. <text:s/>These parameters need to be eaiser to change but no strategy is decided upon as yet.</text:span></text:p>
      <text:p text:style-name="P26"/>
      <text:p text:style-name="P28"><text:span text:style-name="T25">znu m n</text:span> To compute a basis for the row null-space of the matrix m, and put the resulting vectors as a matrix into n. <text:s/>This is a performance-critical program, and <text:span text:style-name="T22">as such it is expected to be implemented several times for various circumstances. <text:s/>znu1 is the simplest, using only the general-purpose field routines (not the hpmi) and does not use multi-threading. <text:s/>Its purpose is primarily to provide testing basis - I suspect that znu1 probably works, and even if it doesn't, it will make different mistakes.</text:span></text:p>
      <text:p text:style-name="P39">So far this is the only version of znu that has been written. <text:s/>It is expected that znu will be multi-threaded.</text:p>
      <text:p text:style-name="P33"/>
      <text:p text:style-name="P33"><text:span text:style-name="T25">zpc b1 b2 b3 b4</text:span> Combine the pivots from two blocks (b1 upper, b2 lower) to produce the combined pivot list (b3) and the row riffle needed (b4). <text:s/>Technically the operation takes the b1 bit string, and the b2 bit string whose entries (set or otherwise) correspond to the unset bits of b1. <text:s/>The b3 output is the b1 input with bits additionally set if the corresponding bits are set in b2. The bits in the b4 output correspond to the set bits in the b3 output, and are set if the b3 bit was set <text:soft-page-break/>because it was in b1, and unset if it was set in b2. <text:s/>The use of this program assumes that b1 is the 'c' output of zec, and that b2 is the 'c' output of the zec of the block under the first, having extracted and cleared those pivots. <text:s/>b3 is then the pivot extraction for yet further down the column of blocks, and b4 is the row riffle needed to put the rows together (including the remnants and further blocks along the rows).</text:p>
      <text:p text:style-name="P26"/>
      <text:p text:style-name="P25"><text:span text:style-name="T25">zpr m <text:s text:c="2"/>or <text:s text:c="2"/>zpr m opt</text:span> To convert an internal-format meataxe64 matrix into a text form. <text:s/>The output format is suitable for input via zcv (possibly after processing by external programs) and is in a format determined by the option integer (if present) or the field size if the option is not present. <text:s/>These options correspond to the modes in the zcv description, and the reader is referred there. <text:s/>If a mode is chosen that cannot hold the entry, asterisks are printed.</text:p>
      <text:p text:style-name="P25"/>
      <text:p text:style-name="P25"><text:span text:style-name="T25">zrd m f r c s</text:span> Generate a pseudo-random matrix of r rows, c columns over the field with f elements, using the (optional) seed s for the pseudo-random number generator. <text:s/>This seed is used for all three variables below *pseed, pseed1 and pseed2). <text:s/>If the seed s is omitted, the default is taken (rather idiosynchratically!) as 31. <text:s/>The (also rather idiosynchratic) pseudo-random number generator is given in full below. <text:s/></text:p>
      <text:p text:style-name="P25"/>
      <text:p text:style-name="P42">uint64 pseed; </text:p>
      <text:p text:style-name="P42">uint64 pseed1; </text:p>
      <text:p text:style-name="P42">uint64 pseed2; </text:p>
      <text:p text:style-name="P42">static uint64 prand(void) </text:p>
      <text:p text:style-name="P42">{ </text:p>
      <text:p text:style-name="P42"><text:s text:c="4"/>uint64 x; </text:p>
      <text:p text:style-name="P42"><text:s text:c="4"/>x=1; </text:p>
      <text:p text:style-name="P42"><text:s text:c="4"/>x=x&lt;&lt;63; </text:p>
      <text:p text:style-name="P42"><text:s text:c="4"/>if((x&amp;pseed)!=0) pseed=(pseed&lt;&lt;1)^0x3b4f0bf89; </text:p>
      <text:p text:style-name="P42"><text:s text:c="4"/>else pseed=pseed&lt;&lt;1; </text:p>
      <text:p text:style-name="P42"><text:s text:c="4"/>pseed1=(pseed1*17)%1000003; </text:p>
      <text:p text:style-name="P42"><text:s text:c="4"/>pseed2=(pseed2*19)%1000033; </text:p>
      <text:p text:style-name="P42"><text:s text:c="4"/>return pseed+pseed1+pseed2; </text:p>
      <text:p text:style-name="P42">}</text:p>
      <text:p text:style-name="P25"/>
      <text:p text:style-name="P25">To get the generator "warmed up" it is first called 213 times, and then each entry of the matrix is generated by calling prand() and reducing it modulo fdef. <text:s/>As far as I know the resulting matrix is sufficiently random for all purposes. <text:s/>It is intentional that the program always produces the same output if the input is the same, and this can be used as a means of generating regression tests. <text:s/>Unless serious flaws are found in this program, it will not be touched again.</text:p>
      <text:p text:style-name="P25"/>
      <text:p text:style-name="P42">zrd a 71 6 7 4<text:span text:style-name="T28"> <text:s text:c="8"/>produces the answer</text:span></text:p>
      <text:p text:style-name="P25"/>
      <text:p text:style-name="P42"><text:s/>3 <text:s text:c="3"/>71 <text:s text:c="4"/>6 <text:s text:c="4"/>7 </text:p>
      <text:p text:style-name="P42"><text:s/>32 48 12 57 37 36 61 </text:p>
      <text:p text:style-name="P42"><text:soft-page-break/><text:s/>29 24 <text:s/>7 15 34 10 <text:s/>3 </text:p>
      <text:p text:style-name="P42"><text:s/>17 59 43 31 21 37 <text:s/>5 </text:p>
      <text:p text:style-name="P42"><text:s/>32 42 10 41 <text:s/>2 <text:s/>9 33 </text:p>
      <text:p text:style-name="P42"><text:s/>52 25 55 23 <text:s/>4 44 46 </text:p>
      <text:p text:style-name="P42"><text:s/>21 58 41 36 37 18 38</text:p>
      <text:p text:style-name="P26"/>
      <text:p text:style-name="P26"><text:span text:style-name="T25">zrn m</text:span> Compute the rank of the matrix m. <text:s/>The rank is printed to stdout and also put into the logfile. <text:s/>This is a performance-critical program and it is expected that several different versions will be produced (including multi-core and distributed in the end). <text:s/>At present only zrn1 exists, which uses the field routines (not hpmi) and is single threaded. <text:s/>It is therefore rather slow.</text:p>
      <text:p text:style-name="P38"><text:span text:style-name="T25">zrr bs m1 m0 m</text:span> Perform a riffle-shuffle on the rows of matrix m1 and m0 to produce the matrix m containing all the rows of both matrices. <text:s/>The number of set bits S in the bit-string bs must equal the number of rows of m1, and the number of unset bits U must equal the number of rows of m0. <text:s/>The two matrices must be over the same field and have the same number of columns. <text:s/>The output matrix has S+U rows (and the same field and same number of columns as the input). <text:s/>Each bit of bs is inspected in turn, and if it is a 1, a row is taken from m1, and if it is a 0, a row is taken from m0. <text:s/>The expected use for this is to take two sets of rows where the first is the significant (pivotal) rows of some matrix and the second is a further set of pivotal rows. <text:s/>The bit string would have been the b4 output of the pivot combine program zpc used to combine the pivots.</text:p>
      <text:p text:style-name="P26"/>
      <text:p text:style-name="P32"><text:span text:style-name="T25">zrx bs m ms mn</text:span> To separate the rows of matrix m as directed by the bitstring bs. <text:s/>The number of bits in bs must match the number of rows of m, and they correspond in order. <text:s/>Each row whose corresponding bit is set is moved to the matrix ms, and if the bit is not set, the row is instead moved to mn. <text:s/>The order of the rows is otherwise preserved.</text:p>
      <text:p text:style-name="P32">The main intended purpose of this program is to separate the rows containing pivots (in blocks to the left) from those that so-far do not. <text:s/>Under these circumstances the bs is the "r" output of zec so that the matrix ms here consists of the pivotal rows. <text:s/>These will then be used as the right-hand multiplier in a multiply-and-add operation to clear out the pivots.</text:p>
      <text:p text:style-name="P32">The program works by reading each row of matrix m and then writing it to one o the two files as directed by the bit. <text:s/>Its performance is probably mainly determined by the I/O and is expected to be adequate.</text:p>
      <text:p text:style-name="P32"/>
      <text:p text:style-name="P30"><text:span text:style-name="T25">zsc field nor scalar file</text:span> This program generates a scalar matrix over the given field, with nor rows and columns (i.e. square) with the scalar on the main diagonal and zeros elsewhere. <text:s/>All three of the input values are 64-bit decimal quantities, and the scalar may additionally be precede by a '-' sign, in which case it is negated in the field. <text:s/>The scalar (with the sign removed) must be less than the field order and is not reduced mod p. <text:s/>The output is written to the given filename. <text:s text:c="2"/>The main usage is to generate a file for input to the column riffle program, either to <text:soft-page-break/>reconstitute the negative reduced echelon form matrix, or to generate the nullspace. <text:s/>It may also have application in the 'Holt' enhancement once we get as far as computing and factorizing characteristic polynomials. <text:s/>In the end, I am hoping that this program will become obsolete - it feels like a kludge.</text:p>
      <text:p text:style-name="P30"/>
      <text:p text:style-name="P36"><text:span text:style-name="T25">z</text:span><text:span text:style-name="T26">sp</text:span><text:span text:style-name="T25"> </text:span><text:span text:style-name="T26">v g nog s q</text:span> To<text:span text:style-name="T38"> split the representation given by the matrices in g1, g2 . . . using </text:span><text:span text:style-name="T21">all</text:span><text:span text:style-name="T24"> the vectors in v, producing the action on the invariant subspace in s1, s2 . . . and the action on the quotient space in q1, q2 . . .. <text:s/>The number of generators is given by the "nog" parameter</text:span>. </text:p>
      <text:p text:style-name="P30"/>
      <text:p text:style-name="P26"><text:span text:style-name="T25">ztc m</text:span> To compute the trace(sum of entries in the main diagonal) of the matrix m. <text:s/>The program works by reading each row of the matrix and updating the trace, so it is likely to be usually disk-speed bound. <text:s/>The result is printed to the output and to the logfile. </text:p>
      <text:p text:style-name="P26"/>
      <text:p text:style-name="P27"><text:span text:style-name="T25">ztr m1 m2</text:span> Transpose matrix m1 and put the result into m2. <text:s/>Example</text:p>
      <text:p text:style-name="P27"/>
      <text:p text:style-name="P27"><text:s text:c="2"/>Matrix (m1) <text:s text:c="4"/>Transpose (m2)</text:p>
      <text:p text:style-name="P27"><text:s text:c="4"/>1 4 2 5 4 <text:s text:c="12"/>1 3 2 4</text:p>
      <text:p text:style-name="P27"><text:s text:c="4"/>3 2 5 6 1 <text:s text:c="12"/>4 2 2 6</text:p>
      <text:p text:style-name="P27"><text:s text:c="4"/>2 2 1 1 2 <text:s text:c="12"/>2 5 1 3</text:p>
      <text:p text:style-name="P27"><text:s text:c="4"/>4 6 3 2 1 <text:s text:c="12"/>5 6 1 2</text:p>
      <text:p text:style-name="P27"><text:s text:c="31"/>4 1 2 1</text:p>
      <text:p text:style-name="P27"/>
      <text:p text:style-name="P27">The program works by reading in m1, and then generating each line of m2 using DUnpak and DPak. <text:s/>It works perfectly well with rectangular matrices. <text:s/>With the field interfaces as they stand, I do not know a faster way of doing this. <text:s/>Should higher performance become a priority, it would be necessary to disjoin on "paktyp" and to write the code with an implicit knowledge of Dfmt. <text:s/>Should this be attempted I would expect a factor of 3-10 improvement to be possible - probably more for the field of order two.</text:p>
      <text:p text:style-name="P31"/>
      <text:p text:style-name="P32"/>
      <text:p text:style-name="P32"><text:span text:style-name="T25">zus</text:span> This program is primarily intended for testing, and for some silly operations that shouldn't really be needed. <text:s/>The next parameter is the "mode" which selects from a number of possible things it can do. <text:s/>None of them are done with great performance.</text:p>
      <text:p text:style-name="P32"/>
      <text:p text:style-name="P32"><text:span text:style-name="T27">zus mode 1</text:span>. <text:s/>zus 1 bs &lt; text to create a bit-string file from a textual description. <text:s/>The input file starts with two integers - number of bits in the string and number of set bits. <text:s/>The set bits are counted and an error printed if it is not correct, but the (invalid) output file is made anyway. <text:s/>The remainder of the file is then processed, and all characters except 0 and 1 are ingored. <text:s/>There must be sufficient 0/1 characters to fill the bit string.</text:p>
      <text:p text:style-name="P7"><text:soft-page-break/><text:span text:style-name="T15">zus mode 2</text:span><text:span text:style-name="T2">. <text:s/>zus 2 bs to print out a bit string. <text:s/>This is intended primarily for human inspection and testing, but it does do the inverse of mode 1, so it is possible that this program might be used to expose live data for processing in some way. <text:s/>The output file starts with two integers - number of bits in the string and number of set bits. <text:s/>The remainder of the bit-string file is then printed, with a newline printed every 80 characters.</text:span></text:p>
      <text:p text:style-name="P7"/>
      <text:p text:style-name="P48">Section <text:span text:style-name="T36">4</text:span> – <text:span text:style-name="T39">Version 1 release candidate versions.</text:span></text:p>
      <text:p text:style-name="P41"/>
      <text:p text:style-name="P41">The programs described in this section have been tested (and, if necessary, corrected) to a higher level of quality control.</text:p>
      <text:p text:style-name="P46"/>
      <text:p text:style-name="P54"><text:span text:style-name="T14">zad m1 m2 m3</text:span><text:span text:style-name="T5"> Add the two matrices m1 and m2 together to produce the answer matrix m3.</text:span><text:span text:style-name="T8"> <text:s/>There is only one version of this program - zad1.c, which produces the program zad. <text:s/>It proceeds by a three stage process so that a reasonable performance is achieved for matrices with a huge number of </text:span><text:span text:style-name="T9">very </text:span><text:span text:style-name="T8">short rows.</text:span></text:p>
      <text:p text:style-name="P54"/>
      <text:p text:style-name="P54"><text:span text:style-name="T8">Firstly, if the rows are 9 bytes or less, they are read, added and written 20000 rows at a time until there are not 20000 rows left to do.</text:span></text:p>
      <text:p text:style-name="P54"><text:span text:style-name="T8">Secondly if the rows are 999 bytes or less, they are read, added and written 200 rows at a time until there are not 200 rows left to do.</text:span></text:p>
      <text:p text:style-name="P54"><text:span text:style-name="T8">Finally the rows</text:span><text:span text:style-name="T6"> </text:span><text:span text:style-name="T8">are read, added and written one row at a time.</text:span></text:p>
      <text:p text:style-name="P54"/>
      <text:p text:style-name="P55"><text:span text:style-name="T5">The addition is done using DAdd. <text:s/>At present, assembler assistance is provided for any field of characteristic 2 (using vector-register XOR) and for 3, 5, 7, 9, 11, 13, 25, 27, 49, 81, 121, 125, 169, 243 (using a byte*dbytevals + byte look-up table).</text:span><text:span text:style-name="T9"> <text:s/>It is unlikely that the speed of processing will matter much if the data is coming from disk, as the disk-read speed is likely to be slower.</text:span></text:p>
      <text:p text:style-name="P55"/>
      <text:p text:style-name="P57"><text:span text:style-name="T4">T</text:span><text:span text:style-name="T3">ests performed.</text:span></text:p>
      <text:p text:style-name="P58">Date and header inspected.</text:p>
      <text:p text:style-name="P58">Valgrind checked.</text:p>
      <text:p text:style-name="P55"/>
      <text:p text:style-name="P57"><text:span text:style-name="T3">Possible improvements.</text:span></text:p>
      <text:p text:style-name="P56"><text:span text:style-name="T5">Even if a single row does not fit into memory, it would probably not be too hard to add the matrices.</text:span></text:p>
      <text:p text:style-name="P35"/>
      <text:p text:style-name="P34"><text:span text:style-name="T25">zte m1 m2 m3</text:span> Tensor matrices m1 and m2 to produce matrix m3. <text:s/>The result consists of blocks consisting of copies of matrix m2 multiplied by the scalars from m1. <text:s/>The program works perfectly well with rectangular matrices of all shapes and sizes. <text:s text:c="2"/>As an example, </text:p>
      <text:p text:style-name="P34"/>
      <text:p text:style-name="P34"><text:s/>1 2 <text:s text:c="10"/>5 6 <text:s text:c="13"/>5 <text:s text:c="2"/>6 <text:s/>10 <text:s/>12</text:p>
      <text:p text:style-name="P34"><text:s/>3 4 <text:s text:c="3"/>X <text:s text:c="3"/>7 8 <text:s text:c="5"/>= <text:s text:c="5"/>7 <text:s text:c="2"/>8 <text:s/>14 <text:s/>16</text:p>
      <text:p text:style-name="P34"><text:s text:c="35"/>15 18 <text:s/>20 <text:s/>24</text:p>
      <text:p text:style-name="P34"><text:s text:c="35"/>21 24 <text:s/>28 <text:s/>32</text:p>
      <text:p text:style-name="P34"/>
      <text:p text:style-name="P8"><text:span text:style-name="T17">There are two main strategies. <text:s/>Strategy 1 - the preferred strategy - </text:span><text:span text:style-name="T2">works by reading in matrix m2, and then </text:span><text:span text:style-name="T17">making chunks of the output by copying matrix 2, scalar multiplying by an entry of matrix 1 and pasting it into the answer chunk. <text:s/>If there is not enough memory for this (which is quite extreme since the answer must fit on disk) matrix 2 must be passed multiple times (as many as there are rows in matrix 1)</text:span><text:span text:style-name="T16">.</text:span></text:p>
      <text:list xml:id="list439446075757816566" text:style-name="L2">
        <text:list-item>
          <text:p text:style-name="P52">should check to see that matrix 2 is not switched during strategy 2</text:p>
        </text:list-item>
        <text:list-item>
          <text:p text:style-name="P51"><text:soft-page-break/>If even a single row (particularly of the answer) is too large for memory, either an error, or (ideally) it should wor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Liberation Serif1" svg:font-family="'Liberation Serif'" style:font-family-generic="roman"/>
    <style:font-face style:name="Courier 10 Pitch" svg:font-family="'Courier 10 Pitch'"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1-11-26T16:26:49</meta:creation-date>
    <dc:date>2016-05-07T13:57:51.516104625</dc:date>
    <meta:editing-duration>PT23H36M54S</meta:editing-duration>
    <meta:editing-cycles>144</meta:editing-cycles>
    <meta:generator>LibreOffice/4.2.8.2$Linux_X86_64 LibreOffice_project/420m0$Build-2</meta:generator>
    <meta:printed-by>User </meta:printed-by>
    <meta:print-date>2012-08-06T12:45:35</meta:print-date>
    <meta:document-statistic meta:table-count="0" meta:image-count="0" meta:object-count="0" meta:page-count="13" meta:paragraph-count="168" meta:word-count="4714" meta:character-count="25471" meta:non-whitespace-character-count="20138"/>
  </office:meta>
</office:document-meta>
</file>